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dea90" officeooo:paragraph-rsid="000dea90"/>
    </style:style>
    <style:style style:name="P2" style:family="paragraph" style:parent-style-name="Text_20_body" style:list-style-name="L1">
      <style:text-properties fo:font-weight="bold" officeooo:paragraph-rsid="000dea90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0e4d68" officeooo:paragraph-rsid="000e4d68" style:font-weight-asian="bold" style:font-weight-complex="bold"/>
    </style:style>
    <style:style style:name="P4" style:family="paragraph" style:parent-style-name="Text_20_body">
      <style:text-properties fo:font-weight="bold" officeooo:rsid="000e4d68" officeooo:paragraph-rsid="000e4d68" style:font-weight-asian="bold" style:font-weight-complex="bold"/>
    </style:style>
    <style:style style:name="P5" style:family="paragraph" style:parent-style-name="Text_20_body">
      <style:text-properties fo:font-weight="bold" officeooo:rsid="000e4d68" officeooo:paragraph-rsid="000e4d68" fo:background-color="transparent" style:font-weight-asian="bold" style:font-weight-complex="bold"/>
    </style:style>
    <style:style style:name="P6" style:family="paragraph" style:parent-style-name="Text_20_body" style:list-style-name="L1">
      <style:text-properties officeooo:rsid="000e4d68" officeooo:paragraph-rsid="000e4d68"/>
    </style:style>
    <style:style style:name="P7" style:family="paragraph" style:parent-style-name="Text_20_body">
      <style:text-properties officeooo:rsid="000e4d68" officeooo:paragraph-rsid="000e4d68"/>
    </style:style>
    <style:style style:name="P8" style:family="paragraph" style:parent-style-name="Text_20_body" style:list-style-name="L1">
      <style:text-properties officeooo:rsid="000e4d68" officeooo:paragraph-rsid="000e4d68" fo:background-color="#729fcf"/>
    </style:style>
    <style:style style:name="P9" style:family="paragraph" style:parent-style-name="Text_20_body" style:list-style-name="L2">
      <style:text-properties officeooo:rsid="000e4d68" officeooo:paragraph-rsid="000e4d68" fo:background-color="#729fcf"/>
    </style:style>
    <style:style style:name="P10" style:family="paragraph" style:parent-style-name="Text_20_body" style:list-style-name="L2">
      <style:text-properties fo:font-weight="normal" officeooo:rsid="000e4d68" officeooo:paragraph-rsid="000e4d68" style:font-weight-asian="normal" style:font-weight-complex="normal"/>
    </style:style>
    <style:style style:name="P11" style:family="paragraph" style:parent-style-name="Text_20_body" style:list-style-name="L3">
      <style:text-properties fo:font-weight="normal" officeooo:rsid="000e4d68" officeooo:paragraph-rsid="000e4d68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0e4d68" officeooo:paragraph-rsid="000e4d68" style:font-weight-asian="normal" style:font-weight-complex="normal"/>
    </style:style>
    <style:style style:name="P13" style:family="paragraph" style:parent-style-name="Text_20_body" style:list-style-name="L3">
      <style:text-properties fo:font-weight="normal" officeooo:rsid="000e4d68" officeooo:paragraph-rsid="000e4d68" fo:background-color="#729fcf" style:font-weight-asian="normal" style:font-weight-complex="normal"/>
    </style:style>
    <style:style style:name="P14" style:family="paragraph" style:parent-style-name="Text_20_body" style:list-style-name="L4">
      <style:text-properties fo:font-weight="normal" officeooo:rsid="000e4d68" officeooo:paragraph-rsid="000e4d68" fo:background-color="#729fcf" style:font-weight-asian="normal" style:font-weight-complex="normal"/>
    </style:style>
    <style:style style:name="P15" style:family="paragraph" style:parent-style-name="Text_20_body" style:list-style-name="L5">
      <style:text-properties fo:font-weight="normal" officeooo:rsid="000e4d68" officeooo:paragraph-rsid="000e4d68" fo:background-color="#729fcf" style:font-weight-asian="normal" style:font-weight-complex="normal"/>
    </style:style>
    <style:style style:name="P16" style:family="paragraph" style:parent-style-name="Text_20_body" style:list-style-name="L5">
      <style:text-properties fo:font-weight="normal" officeooo:rsid="000e4d68" officeooo:paragraph-rsid="000e4d68" fo:background-color="transparent" style:font-weight-asian="normal" style:font-weight-complex="normal"/>
    </style:style>
    <style:style style:name="P17" style:family="paragraph" style:parent-style-name="Title">
      <style:text-properties officeooo:rsid="000dea90" officeooo:paragraph-rsid="000dea90"/>
    </style:style>
    <style:style style:name="T1" style:family="text">
      <style:text-properties officeooo:rsid="000dea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729fcf" loext:char-shading-value="0" style:font-weight-asian="normal" style:font-weight-complex="normal"/>
    </style:style>
    <style:style style:name="T5" style:family="text">
      <style:text-properties fo:background-color="#729fcf" loext:char-shading-value="0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eguntas Presentación OS</text:p>
      <text:list xml:id="list1329002335" text:style-name="L1">
        <text:list-header>
          <text:p text:style-name="P1"/>
          <text:p text:style-name="P2"><text:span text:style-name="T1">Qué punto conecta el OS con el usuario?</text:span></text:p>
        </text:list-header>
        <text:list-item>
          <text:p text:style-name="P8">Hardware</text:p>
        </text:list-item>
        <text:list-item>
          <text:p text:style-name="P6">Software</text:p>
        </text:list-item>
        <text:list-item>
          <text:p text:style-name="P6">Aplicaciones</text:p>
        </text:list-item>
        <text:list-item>
          <text:p text:style-name="P6">Redes</text:p>
        </text:list-item>
      </text:list>
      <text:p text:style-name="P4"><text:tab/>Cual es el tipo de procesamiento es el más estable?</text:p>
      <text:list text:style-name="L4">
        <text:list-item>
          <text:p text:style-name="P12">Single Tasking</text:p>
        </text:list-item>
        <text:list-item>
          <text:p text:style-name="P14">Preemptive MultiTasking</text:p>
        </text:list-item>
        <text:list-item>
          <text:p text:style-name="P12">Cooperative MultiTasking</text:p>
        </text:list-item>
        <text:list-item>
          <text:p text:style-name="P12">Realtime Systems</text:p>
        </text:list-item>
      </text:list>
      <text:p text:style-name="P7"><text:tab/><text:span text:style-name="T2">Cual tipo de procesamiento tiene respuestas más rápidas?</text:span></text:p>
      <text:list text:style-name="L3">
        <text:list-item>
          <text:p text:style-name="P11">Single Tasking</text:p>
        </text:list-item>
        <text:list-item>
          <text:p text:style-name="P11">Preemptive MultiTasking</text:p>
        </text:list-item>
        <text:list-item>
          <text:p text:style-name="P11">Cooperative MultiTasking</text:p>
        </text:list-item>
        <text:list-item>
          <text:p text:style-name="P13">Realtime Systems</text:p>
        </text:list-item>
      </text:list>
      <text:list text:continue-list="list1329002335" text:style-name="L1">
        <text:list-header>
          <text:p text:style-name="P3">Cual es el verdadero nombre de los sistemas basados en Linux?</text:p>
        </text:list-header>
      </text:list>
      <text:list text:style-name="L2">
        <text:list-item>
          <text:p text:style-name="P10">Unix/Linux</text:p>
        </text:list-item>
        <text:list-item>
          <text:p text:style-name="P10">Unix</text:p>
        </text:list-item>
        <text:list-item>
          <text:p text:style-name="P10">GNU Operating System</text:p>
        </text:list-item>
        <text:list-item>
          <text:p text:style-name="P9"><text:span text:style-name="T3">GNU/Linux</text:span></text:p>
        </text:list-item>
      </text:list>
      <text:p text:style-name="P5"><text:tab/>Quien es el Creador de Linux?</text:p>
      <text:list text:style-name="L5">
        <text:list-item>
          <text:p text:style-name="P15">Linus Trovalds</text:p>
        </text:list-item>
        <text:list-item>
          <text:p text:style-name="P16">Linux Stallman</text:p>
        </text:list-item>
        <text:list-item>
          <text:p text:style-name="P16">Richard Stallman</text:p>
        </text:list-item>
        <text:list-item>
          <text:p text:style-name="P16">Microsof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9:43:36.705153881</meta:creation-date>
    <dc:date>2023-08-24T09:55:39.688791783</dc:date>
    <meta:editing-duration>PT12M3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26" meta:word-count="99" meta:character-count="587" meta:non-whitespace-character-count="531"/>
  </office:meta>
</office:document-meta>
</file>